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ca2c9" officeooo:paragraph-rsid="004ca2c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4d2a53" officeooo:paragraph-rsid="005f634e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08c45" officeooo:paragraph-rsid="00608c45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2a53" officeooo:paragraph-rsid="001c020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608c45"/>
    </style:style>
    <style:style style:name="P6" style:family="paragraph" style:parent-style-name="Standard">
      <style:paragraph-properties fo:text-align="start" style:justify-single-word="false"/>
      <style:text-properties fo:font-style="italic" officeooo:rsid="005f634e" officeooo:paragraph-rsid="005f634e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5f634e" officeooo:paragraph-rsid="005f634e" style:font-style-asian="italic" style:font-weight-asian="normal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4e0a8e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4d2a53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608c45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618a5f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4d7c48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618a5f"/>
    </style:style>
    <style:style style:name="P14" style:family="paragraph" style:parent-style-name="Standard">
      <style:paragraph-properties fo:text-align="start" style:justify-single-word="false"/>
      <style:text-properties officeooo:paragraph-rsid="00687fd7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608c45" officeooo:paragraph-rsid="00608c45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b2fb" officeooo:paragraph-rsid="005f634e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d22c" officeooo:paragraph-rsid="004ca2c9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8658" officeooo:paragraph-rsid="00598658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d854f" officeooo:paragraph-rsid="005d854f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2a53" officeooo:paragraph-rsid="004d2a53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2a53" officeooo:paragraph-rsid="00608c45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1346" officeooo:paragraph-rsid="005b1346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4e73b" officeooo:paragraph-rsid="00608c45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8a5f" officeooo:paragraph-rsid="00618a5f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8a5f" officeooo:paragraph-rsid="00618a5f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18a5f" officeooo:paragraph-rsid="00618a5f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4cb33" officeooo:paragraph-rsid="0064cb33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0a8e" officeooo:paragraph-rsid="00618a5f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7c48" officeooo:paragraph-rsid="00618a5f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7c48" officeooo:paragraph-rsid="004d7c48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618a5f"/>
    </style:style>
    <style:style style:name="P3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425c7b" officeooo:paragraph-rsid="00618a5f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87fd7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87fd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b9f7" style:font-weight-asian="bold" style:font-weight-complex="bold"/>
    </style:style>
    <style:style style:name="T3" style:family="text">
      <style:text-properties fo:font-weight="bold" officeooo:rsid="0044e73b" style:font-weight-asian="bold" style:font-weight-complex="bold"/>
    </style:style>
    <style:style style:name="T4" style:family="text">
      <style:text-properties fo:font-weight="bold" officeooo:rsid="00618a5f" style:font-weight-asian="bold" style:font-weight-complex="bold"/>
    </style:style>
    <style:style style:name="T5" style:family="text">
      <style:text-properties fo:font-weight="bold" officeooo:rsid="005dd25a" style:font-weight-asian="bold" style:font-weight-complex="bold"/>
    </style:style>
    <style:style style:name="T6" style:family="text">
      <style:text-properties fo:font-weight="bold" officeooo:rsid="005d854f" style:font-weight-asian="bold" style:font-weight-complex="bold"/>
    </style:style>
    <style:style style:name="T7" style:family="text">
      <style:text-properties fo:font-weight="bold" officeooo:rsid="004d7c48" style:font-weight-asian="bold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2de971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4e0a8e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4d2a53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4d7c48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598658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5b1346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5c39f0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5d854f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47b9f7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44e73b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425c7b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608c45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614d8c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618a5f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66f0ca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4e0a8e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521caf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537b2a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598658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4d2a53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4d7c48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5c39f0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5d854f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5f634e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47b9f7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44e73b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425c7b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618a5f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6355a2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41" style:family="text">
      <style:text-properties style:text-line-through-style="none" style:text-line-through-type="none" style:font-name="DejaVu Sans Condensed" fo:font-size="12pt" officeooo:rsid="002de971" style:font-size-asian="12pt" style:font-size-complex="12pt"/>
    </style:style>
    <style:style style:name="T42" style:family="text">
      <style:text-properties style:text-line-through-style="none" style:text-line-through-type="none" style:font-name="DejaVu Sans Condensed" fo:font-size="12pt" fo:font-style="italic" fo:font-weight="normal" officeooo:rsid="00608c45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text-line-through-style="none" style:text-line-through-type="none" style:font-name="DejaVu Sans Condensed" fo:font-size="12pt" fo:font-style="italic" fo:font-weight="normal" officeooo:rsid="00618a5f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officeooo:rsid="004ca2c9"/>
    </style:style>
    <style:style style:name="T45" style:family="text">
      <style:text-properties officeooo:rsid="004d7c48"/>
    </style:style>
    <style:style style:name="T46" style:family="text">
      <style:text-properties officeooo:rsid="004e0a8e"/>
    </style:style>
    <style:style style:name="T47" style:family="text">
      <style:text-properties officeooo:rsid="00598658"/>
    </style:style>
    <style:style style:name="T48" style:family="text">
      <style:text-properties officeooo:rsid="005b1346"/>
    </style:style>
    <style:style style:name="T49" style:family="text">
      <style:text-properties officeooo:rsid="005d854f"/>
    </style:style>
    <style:style style:name="T50" style:family="text">
      <style:text-properties officeooo:rsid="005f634e"/>
    </style:style>
    <style:style style:name="T51" style:family="text">
      <style:text-properties officeooo:rsid="00608c45"/>
    </style:style>
    <style:style style:name="T52" style:family="text">
      <style:text-properties officeooo:rsid="0047b9f7"/>
    </style:style>
    <style:style style:name="T53" style:family="text">
      <style:text-properties officeooo:rsid="004b9732"/>
    </style:style>
    <style:style style:name="T54" style:family="text">
      <style:text-properties officeooo:rsid="0044e73b"/>
    </style:style>
    <style:style style:name="T5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56" style:family="text">
      <style:text-properties style:font-name="DejaVu Sans Condensed" fo:font-size="12pt" fo:font-weight="bold" officeooo:rsid="00242ae4" style:font-size-asian="12pt" style:font-weight-asian="bold" style:font-size-complex="12pt" style:font-weight-complex="bold"/>
    </style:style>
    <style:style style:name="T57" style:family="text">
      <style:text-properties style:font-name="DejaVu Sans Condensed" fo:font-size="12pt" fo:font-weight="bold" officeooo:rsid="00425c7b" style:font-size-asian="12pt" style:font-weight-asian="bold" style:font-size-complex="12pt" style:font-weight-complex="bold"/>
    </style:style>
    <style:style style:name="T58" style:family="text">
      <style:text-properties style:font-name="DejaVu Sans Condensed" fo:font-size="12pt" fo:font-weight="bold" officeooo:rsid="004a4265" style:font-size-asian="12pt" style:font-weight-asian="bold" style:font-size-complex="12pt" style:font-weight-complex="bold"/>
    </style:style>
    <style:style style:name="T59" style:family="text">
      <style:text-properties style:font-name="DejaVu Sans Condensed" fo:font-size="12pt" fo:font-weight="bold" officeooo:rsid="0053a1c6" style:font-size-asian="12pt" style:font-weight-asian="bold" style:font-size-complex="12pt" style:font-weight-complex="bold"/>
    </style:style>
    <style:style style:name="T60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61" style:family="text">
      <style:text-properties style:font-name="DejaVu Sans Condensed" fo:font-size="12pt" fo:font-weight="normal" officeooo:rsid="00425c7b" style:font-size-asian="12pt" style:font-weight-asian="normal" style:font-size-complex="12pt" style:font-weight-complex="normal"/>
    </style:style>
    <style:style style:name="T62" style:family="text">
      <style:text-properties officeooo:rsid="00614d8c"/>
    </style:style>
    <style:style style:name="T63" style:family="text">
      <style:text-properties officeooo:rsid="00618a5f"/>
    </style:style>
    <style:style style:name="T64" style:family="text">
      <style:text-properties officeooo:rsid="0066a5e6"/>
    </style:style>
    <style:style style:name="T65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3">1<text:span text:style-name="T65">xx</text:span> - Controls</text:p>
          </table:table-cell>
          <table:table-cell table:style-name="Table1.B1" office:value-type="string">
            <text:p text:style-name="P34">2xx - Ground</text:p>
          </table:table-cell>
          <table:table-cell table:style-name="Table1.C1" office:value-type="string">
            <text:p text:style-name="P34">3xx - Flight</text:p>
          </table:table-cell>
          <table:table-cell table:style-name="Table1.B1" office:value-type="string">
            <text:p text:style-name="P34">4xx - A2A</text:p>
          </table:table-cell>
          <table:table-cell table:style-name="Table1.B1" office:value-type="string">
            <text:p text:style-name="P34">5xx - A2G</text:p>
          </table:table-cell>
          <table:table-cell table:style-name="Table1.F1" office:value-type="string">
            <text:p text:style-name="P34">6xx - Misc</text:p>
          </table:table-cell>
        </table:table-row>
      </table:table>
      <text:p text:style-name="P14"><text:span text:style-name="T28">3</text:span><text:span text:style-name="T39">0</text:span><text:span text:style-name="T32">4</text:span><text:span text:style-name="T26"> - </text:span><text:span text:style-name="T27">Flight - </text:span><text:span text:style-name="T33">Landing with </text:span><text:span text:style-name="T32">ACLS</text:span></text:p>
      <text:p text:style-name="P4"/>
      <text:p text:style-name="P1"><text:span text:style-name="T49">Landing with ACLS (</text:span>Automatic Carrier Landing System<text:span text:style-name="T49">)</text:span> -- <text:span text:style-name="T46">WIP</text:span></text:p>
      <text:p text:style-name="P7"><text:span text:style-name="T41">W</text:span><text:span text:style-name="T40">hen beginning to return to carrier</text:span></text:p>
      <text:list xml:id="list2710928937" text:style-name="L1">
        <text:list-item>
          <text:p text:style-name="P8"><text:span text:style-name="T24">Set TACAN</text:span><text:span text:style-name="T9"> to carrier's channel (see steps </text:span><text:span text:style-name="T10">on other page</text:span><text:span text:style-name="T9">).</text:span><text:span text:style-name="T23"> <text:s/>May take up to 2 minutes to warm up.</text:span></text:p>
        </text:list-item>
        <text:list-item>
          <text:p text:style-name="P8"><text:span text:style-name="T24">Set I</text:span><text:span text:style-name="T34">C</text:span><text:span text:style-name="T24">L</text:span><text:span text:style-name="T25">S</text:span><text:span text:style-name="T9"> to carrier's channel for instrument approach guidance </text:span><text:span text:style-name="T12">(see steps </text:span><text:span text:style-name="T15">on other page</text:span><text:span text:style-name="T12">).</text:span></text:p>
        </text:list-item>
        <text:list-item>
          <text:p text:style-name="P15"><text:span text:style-name="T12">S</text:span><text:span text:style-name="T8">et display switches as needed to navigate back to the carrier with TACAN.</text:span></text:p>
        </text:list-item>
      </text:list>
      <text:p text:style-name="P6"><text:span text:style-name="T12">A</text:span><text:span text:style-name="T8">t 50 nmi from the carrier</text:span></text:p>
      <text:list xml:id="list74754639498326" text:continue-numbering="true" text:style-name="L1">
        <text:list-item>
          <text:p text:style-name="P16"><text:span text:style-name="T50">C</text:span>all "<text:span text:style-name="T1">Inbound</text:span>" on radio. <text:s/>Carrier will respond with weather, altimeter setting, and BRC<text:span text:style-name="T50">.</text:span></text:p>
        </text:list-item>
        <text:list-item>
          <text:p text:style-name="P17">Use <text:span text:style-name="T1">Course knob</text:span> on HSD to set the <text:span text:style-name="T44">carrier's </text:span>BRC as the <text:span text:style-name="T46">Course.</text:span></text:p>
        </text:list-item>
        <text:list-item>
          <text:p text:style-name="P9"><text:span text:style-name="T11">Tune </text:span><text:span text:style-name="T30">data link</text:span><text:span text:style-name="T11"> freq to carrier (find </text:span><text:span text:style-name="T10">o</text:span><text:span text:style-name="T11">n kneeboard TACTICAL DATALINK SYSTEMS page):</text:span></text:p>
          <text:list>
            <text:list-item>
              <text:p text:style-name="P18"><text:span text:style-name="T1">Jester</text:span>: Data Link/Radio &gt; Set Host/Radio &gt; <text:span text:style-name="T48">(</text:span>select carrier<text:span text:style-name="T48">)</text:span></text:p>
            </text:list-item>
          </text:list>
        </text:list-item>
        <text:list-item>
          <text:p text:style-name="P10"><text:span text:style-name="T20">Fly to intercept BRC course about 15 to 20 nmi aft of the carrier</text:span><text:span text:style-name="T22"> at about 5000 ft</text:span><text:span text:style-name="T20">.</text:span><text:span text:style-name="T21"> <text:s/>(Usually this will be a Case III recovery, follow Case III recovery steps on other page for general pattern instructions.)</text:span></text:p>
        </text:list-item>
      </text:list>
      <text:p text:style-name="P2"><text:span text:style-name="T50">When </text:span><text:span text:style-name="T46">15 to 20 nmi </text:span><text:span text:style-name="T44">aft of the carrier, and roughly aligned with the BRC</text:span></text:p>
      <text:list xml:id="list74755402360897" text:continue-numbering="true" text:style-name="L1">
        <text:list-item>
          <text:p text:style-name="P19">Set up displays and HUD <text:span text:style-name="T62">for ACLS </text:span>(front right panel):</text:p>
          <text:list>
            <text:list-item>
              <text:p text:style-name="P20"><text:span text:style-name="T1">Display Mode</text:span> <text:span text:style-name="T49">button ...</text:span> <text:span text:style-name="T1">LDG</text:span><text:span text:style-name="T51"> (front right panel)</text:span> (<text:span text:style-name="T1">Mode dial 5</text:span>)</text:p>
            </text:list-item>
            <text:list-item>
              <text:p text:style-name="P19"><text:span text:style-name="T1">HUD AWL</text:span> switch ... <text:span text:style-name="T1">ACL</text:span></text:p>
            </text:list-item>
            <text:list-item>
              <text:p text:style-name="P22"><text:span text:style-name="T1">VDI AWL</text:span> switch ... <text:span text:style-name="T1">ACL</text:span></text:p>
            </text:list-item>
            <text:list-item>
              <text:p text:style-name="P19"><text:span text:style-name="T1">HSD Mode</text:span> switch ... <text:span text:style-name="T1">NAV</text:span></text:p>
            </text:list-item>
            <text:list-item>
              <text:p text:style-name="P9"><text:span text:style-name="T30">STEER CMD</text:span><text:span text:style-name="T11"> </text:span><text:span text:style-name="T16">button</text:span><text:span text:style-name="T11"> ... </text:span><text:span text:style-name="T30">AWL/PCD</text:span></text:p>
            </text:list-item>
          </text:list>
        </text:list-item>
        <text:list-item>
          <text:p text:style-name="P31"><text:span text:style-name="T56">A</text:span><text:span text:style-name="T57">NTI-SKID SPOILER BK</text:span><text:span text:style-name="T61"> switch ... </text:span><text:span text:style-name="T58">OFF</text:span><text:span text:style-name="T61"> (front left panel, bottom)</text:span></text:p>
        </text:list-item>
        <text:list-item>
          <text:p text:style-name="P11"><text:span text:style-name="T37">HOOK BYPASS</text:span><text:span text:style-name="T19"> switch ... </text:span><text:span text:style-name="T35">CARRIER</text:span><text:span text:style-name="T19"> (right console)</text:span></text:p>
        </text:list-item>
        <text:list-item>
          <text:p text:style-name="P32"><text:span text:style-name="T55">Wing Sweep</text:span><text:span text:style-name="T60"> ... </text:span><text:span text:style-name="T55">Auto</text:span><text:span text:style-name="T60"> (</text:span><text:span text:style-name="T59">shift-</text:span><text:span text:style-name="T55">Top Hat up</text:span><text:span text:style-name="T60">)</text:span></text:p>
        </text:list-item>
      </text:list>
      <text:p text:style-name="P5"><text:span text:style-name="T42">When </text:span><text:span text:style-name="T43">8 to </text:span><text:span text:style-name="T42">10 nmi aft of the carrier</text:span></text:p>
      <text:list xml:id="list74755290731341" text:continue-numbering="true" text:style-name="L1">
        <text:list-item>
          <text:p text:style-name="P23"><text:span text:style-name="T1">Speed brakes</text:span> ... <text:span text:style-name="T1">Deploy</text:span> and keep out through landing</text:p>
        </text:list-item>
        <text:list-item>
          <text:p text:style-name="P10"><text:span text:style-name="T18">At </text:span><text:span text:style-name="T36">250 kts: </text:span><text:span text:style-name="T35">Landing g</text:span><text:span text:style-name="T36">ear</text:span><text:span text:style-name="T18"> </text:span><text:span text:style-name="T13">and </text:span><text:span text:style-name="T29">Hook</text:span><text:span text:style-name="T18"> ... </text:span><text:span text:style-name="T35">D</text:span><text:span text:style-name="T36">own</text:span><text:span text:style-name="T10"> (</text:span><text:span text:style-name="T25">T5 switch</text:span><text:span text:style-name="T17"> </text:span><text:span text:style-name="T13">and </text:span><text:span text:style-name="T35">shift T5 switch</text:span><text:span text:style-name="T17">)</text:span></text:p>
        </text:list-item>
        <text:list-item>
          <text:p text:style-name="P10"><text:span text:style-name="T18">At </text:span><text:span text:style-name="T36">225 kts:</text:span><text:span text:style-name="T18"> </text:span><text:span text:style-name="T35">F</text:span><text:span text:style-name="T36">laps</text:span><text:span text:style-name="T18"> ... </text:span><text:span text:style-name="T35">D</text:span><text:span text:style-name="T36">own</text:span></text:p>
        </text:list-item>
        <text:list-item>
          <text:p text:style-name="P21"><text:span text:style-name="T2">DLC</text:span><text:span text:style-name="T52"> (</text:span><text:span text:style-name="T53">Direct</text:span><text:span text:style-name="T52"> Lift Control) ... </text:span><text:span text:style-name="T2">Activate</text:span><text:span text:style-name="T54"> (</text:span><text:span text:style-name="T3">Gray Reset Hat press</text:span><text:span text:style-name="T54">, </text:span><text:span text:style-name="T52">flaps must be down</text:span><text:span text:style-name="T54">)</text:span></text:p>
        </text:list-item>
        <text:list-item>
          <text:p text:style-name="P20"><text:span text:style-name="T1">Autopilot </text:span><text:span text:style-name="T4">VEC/PCD/ACL</text:span><text:span text:style-name="T63"> switch </text:span>... <text:span text:style-name="T1">ACL</text:span><text:span text:style-name="T46"> </text:span><text:span text:style-name="T47">(left console</text:span><text:span text:style-name="T63">, outboard autopilot switch</text:span><text:span text:style-name="T47">)</text:span></text:p>
        </text:list-item>
        <text:list-item>
          <text:p text:style-name="P9"><text:span text:style-name="T30">Autopilot</text:span><text:span text:style-name="T11"> </text:span><text:span text:style-name="T22">switch </text:span><text:span text:style-name="T11">... </text:span><text:span text:style-name="T29">E</text:span><text:span text:style-name="T30">ngage</text:span><text:span text:style-name="T10"> </text:span><text:span text:style-name="T13">(left console, or </text:span><text:span text:style-name="T29">Pinky Switch press</text:span><text:span text:style-name="T13">)</text:span></text:p>
        </text:list-item>
      </text:list>
      <text:list text:style-name="L2">
        <text:list-item>
          <text:list>
            <text:list-item>
              <text:p text:style-name="P13"><text:span text:style-name="T29">A</text:span><text:span text:style-name="T38">/P REF</text:span><text:span text:style-name="T22"> light next to VDI will light up.</text:span></text:p>
            </text:list-item>
          </text:list>
        </text:list-item>
      </text:list>
      <text:list xml:id="list74754083904978" text:continue-list="list74755290731341" text:style-name="L1">
        <text:list-item>
          <text:p text:style-name="P24"><text:span text:style-name="T1">Throttle Mode</text:span> switch ... <text:span text:style-name="T1">AUTO</text:span><text:span text:style-name="T45">, </text:span>then <text:span text:style-name="T45">don't touch the throttle</text:span> (left console outboard of throttle, or <text:span text:style-name="T1">Front Thumb Button press</text:span>)</text:p>
        </text:list-item>
      </text:list>
      <text:list text:style-name="L3">
        <text:list-item>
          <text:list>
            <text:list-item>
              <text:p text:style-name="P27">To engage, throttle must be between 75 and 90%, landing gear handle down, no weight on wheels.</text:p>
            </text:list-item>
            <text:list-item>
              <text:p text:style-name="P25"><text:span text:style-name="T64">When engaged, p</text:span>lane should adjust speed to maintain on-speed AOA.</text:p>
            </text:list-item>
          </text:list>
        </text:list-item>
      </text:list>
      <text:list xml:id="list74754909015469" text:continue-list="list74754083904978" text:style-name="L1">
        <text:list-item>
          <text:p text:style-name="P24">Fly to intercept the glide slope.</text:p>
        </text:list-item>
        <text:list-item>
          <text:p text:style-name="P28">Lights next to VDI will light up as you approach carrier:</text:p>
          <text:list>
            <text:list-item>
              <text:p text:style-name="P28"><text:span text:style-name="T7">LANDING CHK</text:span><text:span text:style-name="T63"> at </text:span><text:span text:style-name="T4">6 nmi</text:span><text:span text:style-name="T63"> (indicates carrier is ready and for you to do final landing checks)</text:span></text:p>
            </text:list-item>
            <text:list-item>
              <text:p text:style-name="P11"><text:span text:style-name="T31">ACL READY</text:span><text:span text:style-name="T22"> and </text:span><text:span text:style-name="T31">A/P CPLR</text:span><text:span text:style-name="T22"> at </text:span><text:span text:style-name="T38">4 nmi</text:span><text:span text:style-name="T22"> (indicates carrier landing system has acquired your plane)</text:span></text:p>
            </text:list-item>
          </text:list>
        </text:list-item>
      </text:list>
      <text:p text:style-name="P3">When 4 nmi from the carrier, engage ACLS</text:p>
      <text:list xml:id="list74753411694999" text:continue-numbering="true" text:style-name="L1">
        <text:list-item>
          <text:p text:style-name="P12"><text:span text:style-name="T14">When </text:span><text:span text:style-name="T22">LANDING CHK, ACL READY, A/P CPLR, and A/P REF lights are lit, </text:span><text:span text:style-name="T14">p</text:span><text:span text:style-name="T12">ress </text:span><text:span text:style-name="T31">NWS button</text:span><text:span text:style-name="T12"> </text:span><text:span text:style-name="T13">(</text:span><text:span text:style-name="T29">Flip Down Trigger</text:span><text:span text:style-name="T13">) </text:span><text:span text:style-name="T10">to engage ACLS</text:span></text:p>
        </text:list-item>
        <text:list-item>
          <text:p text:style-name="P29"><text:span text:style-name="T4">A/P REF</text:span><text:span text:style-name="T63"> light goes out, </text:span><text:span text:style-name="T1">CMD CONTROL</text:span> lights up, <text:span text:style-name="T63">plane is now controlled by autopilot.</text:span></text:p>
        </text:list-item>
      </text:list>
      <text:list text:style-name="L4">
        <text:list-item>
          <text:list>
            <text:list-item>
              <text:p text:style-name="P26"><text:span text:style-name="T1">To disengage autopilot</text:span> at any time, press <text:span text:style-name="T1">PLM Button</text:span> (<text:span text:style-name="T1">Middle Finger Hat press</text:span>).</text:p>
            </text:list-item>
          </text:list>
        </text:list-item>
      </text:list>
      <text:list xml:id="list74754547377546" text:continue-list="list74753411694999" text:style-name="L1">
        <text:list-item>
          <text:p text:style-name="P29"><text:span text:style-name="T63">At 10 seconds from touchdown, </text:span><text:span text:style-name="T4">10 SECONDS</text:span><text:span text:style-name="T63"> light goes on.</text:span></text:p>
        </text:list-item>
        <text:list-item>
          <text:p text:style-name="P29"><text:span text:style-name="T63">P</text:span><text:span text:style-name="T46">lane flies to a 3-wire</text:span><text:span text:style-name="T63">, in theory...</text:span></text:p>
        </text:list-item>
        <text:list-item>
          <text:p text:style-name="P30">You need to <text:span text:style-name="T1">manually go to MIL </text:span><text:span text:style-name="T5">power </text:span><text:span text:style-name="T6">or AB</text:span><text:span text:style-name="T5"> </text:span><text:span text:style-name="T1">on touchdown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7:47:53.266000000</dc:date>
    <meta:editing-duration>PT15H48M23S</meta:editing-duration>
    <meta:editing-cycles>7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0" meta:word-count="561" meta:character-count="2957" meta:non-whitespace-character-count="2480"/>
  </office:meta>
</office:document-meta>
</file>